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0.993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draw:stroke="none" svg:stroke-color="#000000" draw:fill="none" draw:fill-color="#ffffff" fo:min-height="1.2cm"/>
    </style:style>
    <style:style style:name="gr9" style:family="graphic" style:parent-style-name="standard">
      <style:graphic-properties draw:stroke="none" svg:stroke-color="#000000" draw:fill="none" draw:fill-color="#ffffff" fo:min-height="1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8.824cm" style:use-optimal-column-width="false"/>
    </style:style>
    <style:style style:name="co2" style:family="table-column">
      <style:table-column-properties style:column-width="8.828cm" style:use-optimal-column-width="false"/>
    </style:style>
    <style:style style:name="ro1" style:family="table-row">
      <style:table-row-properties style:row-height="3.479cm"/>
    </style:style>
    <style:style style:name="ro2" style:family="table-row">
      <style:table-row-properties style:row-height="3.484cm"/>
    </style:style>
    <style:style style:name="ce1" style:family="table-cell">
      <style:graphic-properties style:repeat="repeat"/>
    </style:style>
    <style:style style:name="ce2" style:family="table-cell">
      <style:graphic-properties draw:fill-image-width="0cm" draw:fill-image-height="0cm" style:repeat="repeat"/>
    </style:style>
    <style:style style:name="ce3" style:family="table-cell">
      <style:graphic-properties draw:fill-image-width="0cm" draw:fill-image-height="0cm" style:repeat="repeat"/>
      <style:paragraph-properties fo:border-left="none" fo:border-right="0.03pt solid #ffffff" fo:border-top="0.03pt solid #ffffff" fo:border-bottom="0.03pt solid #ffffff"/>
    </style:style>
    <style:style style:name="ce4" style:family="table-cell">
      <style:graphic-properties draw:fill-image-width="0cm" draw:fill-image-height="0cm"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standard" draw:layer="layout" svg:width="35.299cm" svg:height="10.441cm" svg:x="9.2cm" svg:y="5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 table:style-name="ce3"/>
              <table:table-cell/>
            </table:table-row>
            <table:table-row table:style-name="ro1" table:default-cell-style-name="ce2">
              <table:table-cell table:style-name="ce1"/>
              <table:table-cell table:style-name="ce4"/>
              <table:table-cell/>
              <table:table-cell/>
            </table:table-row>
            <table:table-row table:style-name="ro2" table:default-cell-style-name="ce2">
              <table:table-cell table:style-name="ce1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7" draw:id="id7" draw:layer="layout" svg:width="4.8cm" svg:height="0.962cm" svg:x="28.8cm" svg:y="6.812cm">
          <draw:text-box>
            <text:p text:style-name="P1">Module#class_eval</text:p>
          </draw:text-box>
        </draw:frame>
        <draw:frame draw:style-name="gr2" draw:text-style-name="P1" xml:id="id8" draw:id="id8" draw:layer="layout" svg:width="6.5cm" svg:height="0.802cm" svg:x="37cm" svg:y="6.812cm">
          <draw:text-box>
            <text:p text:style-name="P1">BasicObject#instance_eval</text:p>
          </draw:text-box>
        </draw:frame>
        <draw:frame draw:style-name="gr2" draw:text-style-name="P1" xml:id="id10" draw:id="id10" draw:layer="layout" svg:width="4.2cm" svg:height="1.047cm" svg:x="10cm" svg:y="10.243cm">
          <draw:text-box>
            <text:p text:style-name="P1">def关键字</text:p>
          </draw:text-box>
        </draw:frame>
        <draw:frame draw:style-name="gr2" draw:text-style-name="P1" xml:id="id12" draw:id="id12" draw:layer="layout" svg:width="7.8cm" svg:height="1.047cm" svg:x="10cm" svg:y="13.743cm">
          <draw:text-box>
            <text:p text:style-name="P1">Module#define_method方法</text:p>
          </draw:text-box>
        </draw:frame>
        <draw:frame draw:style-name="gr3" draw:text-style-name="P1" xml:id="id11" draw:id="id11" draw:layer="layout" svg:width="5.7cm" svg:height="1.25cm" svg:x="2cm" svg:y="7.95cm">
          <draw:text-box>
            <text:p text:style-name="P1">作用于current class</text:p>
          </draw:text-box>
        </draw:frame>
        <draw:frame draw:style-name="gr4" draw:text-style-name="P1" xml:id="id13" draw:id="id13" draw:layer="layout" svg:width="7.9cm" svg:height="1.05cm" svg:x="0.8cm" svg:y="11.6cm">
          <draw:text-box>
            <text:p text:style-name="P1">作用于Module/Class的实例</text:p>
          </draw:text-box>
        </draw:frame>
        <draw:frame draw:style-name="gr5" draw:text-style-name="P1" xml:id="id6" draw:id="id6" draw:layer="layout" svg:width="11cm" svg:height="1.843cm" svg:x="13.9cm" svg:y="0.9cm">
          <draw:text-box>
            <text:p text:style-name="P1">current class → 该class → G</text:p>
            <text:p text:style-name="P1">current object → 该constant → G</text:p>
          </draw:text-box>
        </draw:frame>
        <draw:frame draw:style-name="gr6" draw:text-style-name="P1" xml:id="id9" draw:id="id9" draw:layer="layout" svg:width="16.8cm" svg:height="1.598cm" svg:x="25.3cm" svg:y="1.9cm">
          <draw:text-box>
            <text:p text:style-name="P1">current class → receiver的singleton class → G的singleton class</text:p>
            <text:p text:style-name="P1">current object → receiver → G</text:p>
          </draw:text-box>
        </draw:frame>
        <draw:frame draw:style-name="gr7" draw:text-style-name="P1" xml:id="id5" draw:id="id5" draw:layer="layout" svg:width="4.1cm" svg:height="1.047cm" svg:x="19.6cm" svg:y="6.77cm">
          <draw:text-box>
            <text:p text:style-name="P1">class关键字</text:p>
          </draw:text-box>
        </draw:frame>
        <draw:frame draw:style-name="gr8" draw:text-style-name="P1" xml:id="id1" draw:id="id1" draw:layer="layout" svg:width="4.3cm" svg:height="2.455cm" svg:x="19.6cm" svg:y="9.348cm">
          <draw:text-box>
            <text:p text:style-name="P1">class G</text:p>
            <text:p text:style-name="P1"><text:s text:c="2"/>def m</text:p>
            <text:p text:style-name="P1"><text:s text:c="2"/>end</text:p>
            <text:p text:style-name="P1">end</text:p>
          </draw:text-box>
        </draw:frame>
        <draw:frame draw:style-name="gr6" draw:text-style-name="P1" xml:id="id4" draw:id="id4" draw:layer="layout" svg:width="6.2cm" svg:height="2.455cm" svg:x="28.7cm" svg:y="9.348cm">
          <draw:text-box>
            <text:p text:style-name="P1">G.class_eval do</text:p>
            <text:p text:style-name="P1"><text:s text:c="2"/>def m</text:p>
            <text:p text:style-name="P1"><text:s text:c="2"/>end</text:p>
            <text:p text:style-name="P1">end</text:p>
          </draw:text-box>
        </draw:frame>
        <draw:frame draw:style-name="gr6" draw:text-style-name="P1" xml:id="id15" draw:id="id15" draw:layer="layout" svg:width="6.2cm" svg:height="2.455cm" svg:x="37.3cm" svg:y="9.348cm">
          <draw:text-box>
            <text:p text:style-name="P1">G.instance_eval do</text:p>
            <text:p text:style-name="P1"><text:s text:c="2"/>def m</text:p>
            <text:p text:style-name="P1"><text:s text:c="2"/>end</text:p>
            <text:p text:style-name="P1">end</text:p>
          </draw:text-box>
        </draw:frame>
        <draw:frame draw:style-name="gr8" draw:text-style-name="P1" xml:id="id3" draw:id="id3" draw:layer="layout" svg:width="6cm" svg:height="2.455cm" svg:x="19.6cm" svg:y="13.148cm">
          <draw:text-box>
            <text:p text:style-name="P1">class G</text:p>
            <text:p text:style-name="P1"><text:s text:c="2"/>define_method(:m) do</text:p>
            <text:p text:style-name="P1"><text:s text:c="2"/>end</text:p>
            <text:p text:style-name="P1">end</text:p>
          </draw:text-box>
        </draw:frame>
        <draw:frame draw:style-name="gr6" draw:text-style-name="P1" xml:id="id14" draw:id="id14" draw:layer="layout" svg:width="7.5cm" svg:height="2.455cm" svg:x="28.7cm" svg:y="13.148cm">
          <draw:text-box>
            <text:p text:style-name="P1">G.class_eval do</text:p>
            <text:p text:style-name="P1"><text:s text:c="2"/>define_method(:m) do</text:p>
            <text:p text:style-name="P1"><text:s text:c="2"/>end</text:p>
            <text:p text:style-name="P1">end</text:p>
          </draw:text-box>
        </draw:frame>
        <draw:frame draw:style-name="gr6" draw:text-style-name="P1" xml:id="id17" draw:id="id17" draw:layer="layout" svg:width="7.3cm" svg:height="2.455cm" svg:x="37.3cm" svg:y="13.148cm">
          <draw:text-box>
            <text:p text:style-name="P1">G.instance_eval do</text:p>
            <text:p text:style-name="P1"><text:s text:c="2"/>define_method(:m) do</text:p>
            <text:p text:style-name="P1"><text:s text:c="2"/>end</text:p>
            <text:p text:style-name="P1">end</text:p>
          </draw:text-box>
        </draw:frame>
        <draw:frame draw:style-name="gr9" draw:text-style-name="P1" xml:id="id2" draw:id="id2" draw:layer="layout" svg:width="5cm" svg:height="1.35cm" svg:x="24.1cm" svg:y="20.05cm">
          <draw:text-box>
            <text:p text:style-name="P1">G的实例方法</text:p>
          </draw:text-box>
        </draw:frame>
        <draw:connector draw:style-name="gr10" draw:text-style-name="P2" draw:layer="layout" draw:type="curve" svg:x1="23.9cm" svg:y1="10.575cm" svg:x2="26.6cm" svg:y2="20.05cm" draw:start-shape="id1" draw:start-glue-point="1" draw:end-shape="id2" draw:end-glue-point="0" svg:d="M23900 10575c1800 0 2700 3158 2700 9475" svg:viewBox="0 0 2701 9476">
          <text:p/>
        </draw:connector>
        <draw:connector draw:style-name="gr10" draw:text-style-name="P2" draw:layer="layout" draw:type="curve" svg:x1="25.6cm" svg:y1="14.375cm" svg:x2="26.6cm" svg:y2="20.05cm" draw:start-shape="id3" draw:start-glue-point="1" draw:end-shape="id2" draw:end-glue-point="0" svg:d="M25600 14375c667 0 1000 1891 1000 5675" svg:viewBox="0 0 1001 5676">
          <text:p/>
        </draw:connector>
        <draw:frame draw:style-name="gr8" draw:text-style-name="P1" xml:id="id16" draw:id="id16" draw:layer="layout" svg:width="4.3cm" svg:height="1.45cm" svg:x="43.4cm" svg:y="17.7cm">
          <draw:text-box>
            <text:p text:style-name="P1">G的类方法</text:p>
          </draw:text-box>
        </draw:frame>
        <draw:connector draw:style-name="gr10" draw:text-style-name="P2" draw:layer="layout" draw:type="curve" svg:x1="28.7cm" svg:y1="10.575cm" svg:x2="26.6cm" svg:y2="20.05cm" draw:start-shape="id4" draw:start-glue-point="3" draw:end-shape="id2" svg:d="M28700 10575c-1400 0-2100 3158-2100 9475" svg:viewBox="0 0 2101 9476">
          <text:p/>
        </draw:connector>
        <draw:connector draw:style-name="gr10" draw:text-style-name="P2" draw:layer="layout" draw:type="curve" svg:x1="21.65cm" svg:y1="6.77cm" svg:x2="19.4cm" svg:y2="2.743cm" draw:start-shape="id5" draw:start-glue-point="0" draw:end-shape="id6" svg:d="M21650 6770c0-3019-2250-1006-2250-4027" svg:viewBox="0 0 2251 4028">
          <text:p/>
        </draw:connector>
        <draw:connector draw:style-name="gr10" draw:text-style-name="P2" draw:layer="layout" draw:type="curve" svg:x1="31.2cm" svg:y1="6.812cm" svg:x2="19.4cm" svg:y2="2.743cm" draw:start-shape="id7" draw:start-glue-point="0" draw:end-shape="id6" draw:end-glue-point="2" svg:d="M31200 6812c0-3051-11800-1017-11800-4069" svg:viewBox="0 0 11801 4070">
          <text:p/>
        </draw:connector>
        <draw:connector draw:style-name="gr10" draw:text-style-name="P2" draw:layer="layout" draw:type="curve" svg:x1="40.25cm" svg:y1="6.812cm" svg:x2="33.7cm" svg:y2="3.498cm" draw:start-shape="id8" draw:start-glue-point="0" draw:end-shape="id9" svg:d="M40250 6812c0-2485-6550-829-6550-3314" svg:viewBox="0 0 6551 3315">
          <text:p/>
        </draw:connector>
        <draw:connector draw:style-name="gr10" draw:text-style-name="P2" draw:layer="layout" draw:type="curve" svg:x1="10cm" svg:y1="10.766cm" svg:x2="4.85cm" svg:y2="9.2cm" draw:start-shape="id10" draw:start-glue-point="3" draw:end-shape="id11" draw:end-glue-point="2" svg:d="M10000 10766c-3434 0-5150-522-5150-1566" svg:viewBox="0 0 5151 1567">
          <text:p/>
        </draw:connector>
        <draw:connector draw:style-name="gr10" draw:text-style-name="P2" draw:layer="layout" draw:type="curve" svg:x1="10cm" svg:y1="14.266cm" svg:x2="4.75cm" svg:y2="12.65cm" draw:start-shape="id12" draw:start-glue-point="3" draw:end-shape="id13" draw:end-glue-point="2" svg:d="M10000 14266c-3500 0-5250-538-5250-1616" svg:viewBox="0 0 5251 1617">
          <text:p/>
        </draw:connector>
        <draw:connector draw:style-name="gr10" draw:text-style-name="P2" draw:layer="layout" draw:type="curve" svg:x1="28.7cm" svg:y1="14.375cm" svg:x2="26.6cm" svg:y2="20.05cm" draw:start-shape="id14" draw:start-glue-point="3" draw:end-shape="id2" draw:end-glue-point="0" svg:d="M28700 14375c-1400 0-2100 1891-2100 5675" svg:viewBox="0 0 2101 5676">
          <text:p/>
        </draw:connector>
        <draw:connector draw:style-name="gr10" draw:text-style-name="P2" draw:layer="layout" draw:type="curve" svg:x1="43.5cm" svg:y1="10.575cm" svg:x2="45.55cm" svg:y2="17.7cm" draw:start-shape="id15" draw:start-glue-point="1" draw:end-shape="id16" draw:end-glue-point="0" svg:d="M43500 10575c1367 0 2050 2375 2050 7125" svg:viewBox="0 0 2051 7126">
          <text:p/>
        </draw:connector>
        <draw:connector draw:style-name="gr10" draw:text-style-name="P2" draw:layer="layout" draw:type="curve" svg:x1="37.3cm" svg:y1="14.375cm" svg:x2="26.6cm" svg:y2="20.05cm" draw:start-shape="id17" draw:start-glue-point="3" draw:end-shape="id2" draw:end-glue-point="0" svg:d="M37300 14375c-7134 0-10700 1891-10700 5675" svg:viewBox="0 0 10701 56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092cm" fo:margin-bottom="0.1cm" fo:margin-left="0.106cm" fo:margin-right="0.173cm" fo:page-width="48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1:01:11.250000000</meta:creation-date>
    <dc:date>2015-06-04T13:44:49.634000000</dc:date>
    <meta:editing-duration>PT2H28M4S</meta:editing-duration>
    <meta:editing-cycles>8</meta:editing-cycles>
    <meta:generator>LibreOffice/4.2.7.2$Windows_x86 LibreOffice_project/933c0aa564ec4f8883ed5732c866db48dca4dac5</meta:generator>
    <meta:document-statistic meta:object-count="29"/>
  </office:meta>
</office:document-meta>
</file>